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心臓">
            <text:p>心臓</text:p>
          </table:table-cell>
          <table:table-cell office:value-type="string" office:value="しんぞう">
            <text:p>しんぞう</text:p>
          </table:table-cell>
          <table:table-cell office:value-type="string" office:value="heart">
            <text:p>hea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母は心臓が悪いんだ。">
            <text:p>祖母は心臓が悪いんだ。</text:p>
          </table:table-cell>
          <table:table-cell office:value-type="string" office:value="そぼ は しんぞう が わるい ん だ。">
            <text:p>そぼ は しんぞう が わるい ん だ。</text:p>
          </table:table-cell>
          <table:table-cell office:value-type="string" office:value="My grandmother has a heart condition.">
            <text:p>My grandmother has a heart condi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恐れる">
            <text:p>恐れる</text:p>
          </table:table-cell>
          <table:table-cell office:value-type="string" office:value="おそれる">
            <text:p>おそれる</text:p>
          </table:table-cell>
          <table:table-cell office:value-type="string" office:value="fear, worry">
            <text:p>fear, worr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受験の失敗を恐れています。">
            <text:p>彼は受験の失敗を恐れています。</text:p>
          </table:table-cell>
          <table:table-cell office:value-type="string" office:value="かれ は じゅけん の しっぱい を おそれて います。">
            <text:p>かれ は じゅけん の しっぱい を おそれて います。</text:p>
          </table:table-cell>
          <table:table-cell office:value-type="string" office:value="He is worried that he might fail the exam.">
            <text:p>He is worried that he might fail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優">
            <text:p>女優</text:p>
          </table:table-cell>
          <table:table-cell office:value-type="string" office:value="じょゆう">
            <text:p>じょゆう</text:p>
          </table:table-cell>
          <table:table-cell office:value-type="string" office:value="actress">
            <text:p>act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ずっと女優になるのが夢でした。">
            <text:p>彼女はずっと女優になるのが夢でした。</text:p>
          </table:table-cell>
          <table:table-cell office:value-type="string" office:value="かのじょ は ずっと じょゆう に なる の が ゆめ でした。">
            <text:p>かのじょ は ずっと じょゆう に なる の が ゆめ でした。</text:p>
          </table:table-cell>
          <table:table-cell office:value-type="string" office:value="Becoming an actress was her lifelong dream.">
            <text:p>Becoming an actress was her lifelong dr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る">
            <text:p>返る</text:p>
          </table:table-cell>
          <table:table-cell office:value-type="string" office:value="かえる">
            <text:p>かえる</text:p>
          </table:table-cell>
          <table:table-cell office:value-type="string" office:value="return, go back">
            <text:p>return, go ba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一度原点に返って考えましょう。">
            <text:p>もう一度原点に返って考えましょう。</text:p>
          </table:table-cell>
          <table:table-cell office:value-type="string" office:value="もう いちど げんてん に かえって かんがえましょう。">
            <text:p>もう いちど げんてん に かえって かんがえましょう。</text:p>
          </table:table-cell>
          <table:table-cell office:value-type="string" office:value="Let's go back to the beginning and think again.">
            <text:p>Let's go back to the beginning and think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用">
            <text:p>実用</text:p>
          </table:table-cell>
          <table:table-cell office:value-type="string" office:value="じつよう">
            <text:p>じつよう</text:p>
          </table:table-cell>
          <table:table-cell office:value-type="string" office:value="practical use, utility">
            <text:p>practical use, ut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実用的なサイトだね。">
            <text:p>これはとても実用的なサイトだね。</text:p>
          </table:table-cell>
          <table:table-cell office:value-type="string" office:value="これ は とても じつようてきな サイト だ ね。">
            <text:p>これ は とても じつようてきな サイト だ ね。</text:p>
          </table:table-cell>
          <table:table-cell office:value-type="string" office:value="This is a very practical site.">
            <text:p>This is a very practical si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劇">
            <text:p>演劇</text:p>
          </table:table-cell>
          <table:table-cell office:value-type="string" office:value="えんげき">
            <text:p>えんげき</text:p>
          </table:table-cell>
          <table:table-cell office:value-type="string" office:value="drama, theatrical performance">
            <text:p>drama, theatrical perform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演劇を学んでいます。">
            <text:p>彼女は演劇を学んでいます。</text:p>
          </table:table-cell>
          <table:table-cell office:value-type="string" office:value="かのじょ は えんげき を まなんで います。">
            <text:p>かのじょ は えんげき を まなんで います。</text:p>
          </table:table-cell>
          <table:table-cell office:value-type="string" office:value="She's studying drama.">
            <text:p>She's studying dram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種">
            <text:p>人種</text:p>
          </table:table-cell>
          <table:table-cell office:value-type="string" office:value="じんしゅ">
            <text:p>じんしゅ</text:p>
          </table:table-cell>
          <table:table-cell office:value-type="string" office:value="race, racial group">
            <text:p>race, racial gro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にはさまざまな人種がいます。">
            <text:p>この国にはさまざまな人種がいます。</text:p>
          </table:table-cell>
          <table:table-cell office:value-type="string" office:value="この くに に は さまざまな じんしゅ が います。">
            <text:p>この くに に は さまざまな じんしゅ が います。</text:p>
          </table:table-cell>
          <table:table-cell office:value-type="string" office:value="There are many different racial groups in this country.">
            <text:p>There are many different racial groups in this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料">
            <text:p>有料</text:p>
          </table:table-cell>
          <table:table-cell office:value-type="string" office:value="ゆうりょう">
            <text:p>ゆうりょう</text:p>
          </table:table-cell>
          <table:table-cell office:value-type="string" office:value="fee-charging, paid">
            <text:p>fee-charging, pa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イレは有料です。">
            <text:p>このトイレは有料です。</text:p>
          </table:table-cell>
          <table:table-cell office:value-type="string" office:value="この トイレ は ゆうりょう です。">
            <text:p>この トイレ は ゆうりょう です。</text:p>
          </table:table-cell>
          <table:table-cell office:value-type="string" office:value="This is a paid toilet.">
            <text:p>This is a paid toi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まい">
            <text:p>住まい</text:p>
          </table:table-cell>
          <table:table-cell office:value-type="string" office:value="すまい">
            <text:p>すまい</text:p>
          </table:table-cell>
          <table:table-cell office:value-type="string" office:value="dwelling, residence">
            <text:p>dwelling, resid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住まいは東京にあります。">
            <text:p>私の住まいは東京にあります。</text:p>
          </table:table-cell>
          <table:table-cell office:value-type="string" office:value="わたし の すまい は とうきょう に あります。">
            <text:p>わたし の すまい は とうきょう に あります。</text:p>
          </table:table-cell>
          <table:table-cell office:value-type="string" office:value="My residence is in Tokyo.">
            <text:p>My residence is in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速">
            <text:p>急速</text:p>
          </table:table-cell>
          <table:table-cell office:value-type="string" office:value="きゅうそく">
            <text:p>きゅうそく</text:p>
          </table:table-cell>
          <table:table-cell office:value-type="string" office:value="rapid, swift">
            <text:p>rapid, swif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国の経済は急速に発展しているのね。">
            <text:p>あの国の経済は急速に発展しているのね。</text:p>
          </table:table-cell>
          <table:table-cell office:value-type="string" office:value="あの くに の けいざい は きゅうそく に はってん して いる の ね。">
            <text:p>あの くに の けいざい は きゅうそく に はってん して いる の ね。</text:p>
          </table:table-cell>
          <table:table-cell office:value-type="string" office:value="That country is going through rapid economic development.">
            <text:p>That country is going through rapid economic develo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輸送">
            <text:p>輸送</text:p>
          </table:table-cell>
          <table:table-cell office:value-type="string" office:value="ゆそう">
            <text:p>ゆそう</text:p>
          </table:table-cell>
          <table:table-cell office:value-type="string" office:value="transport, ship">
            <text:p>transport, 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商品はトラックで輸送します。">
            <text:p>この商品はトラックで輸送します。</text:p>
          </table:table-cell>
          <table:table-cell office:value-type="string" office:value="この しょうひん は トラック で ゆそう します。">
            <text:p>この しょうひん は トラック で ゆそう します。</text:p>
          </table:table-cell>
          <table:table-cell office:value-type="string" office:value="We'll transport these goods by truck.">
            <text:p>We'll transport these goods by tru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等">
            <text:p>高等</text:p>
          </table:table-cell>
          <table:table-cell office:value-type="string" office:value="こうとう">
            <text:p>こうとう</text:p>
          </table:table-cell>
          <table:table-cell office:value-type="string" office:value="advanced, high-grade">
            <text:p>advanced, high-grad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人間は高等な生物と言われている。">
            <text:p>人間は高等な生物と言われている。</text:p>
          </table:table-cell>
          <table:table-cell office:value-type="string" office:value="にんげん は こうとうな せいぶつ と いわれて いる。">
            <text:p>にんげん は こうとうな せいぶつ と いわれて いる。</text:p>
          </table:table-cell>
          <table:table-cell office:value-type="string" office:value="Humans are said to be advanced creatures.">
            <text:p>Humans are said to be advanced creatur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天然">
            <text:p>天然</text:p>
          </table:table-cell>
          <table:table-cell office:value-type="string" office:value="てんねん">
            <text:p>てんねん</text:p>
          </table:table-cell>
          <table:table-cell office:value-type="string" office:value="nature, not artificial">
            <text:p>nature, not artific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然の温泉です。">
            <text:p>ここは天然の温泉です。</text:p>
          </table:table-cell>
          <table:table-cell office:value-type="string" office:value="ここ は てんねん の おんせん です。">
            <text:p>ここ は てんねん の おんせん です。</text:p>
          </table:table-cell>
          <table:table-cell office:value-type="string" office:value="This is a natural hot spring.">
            <text:p>This is a natural hot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知人">
            <text:p>知人</text:p>
          </table:table-cell>
          <table:table-cell office:value-type="string" office:value="ちじん">
            <text:p>ちじん</text:p>
          </table:table-cell>
          <table:table-cell office:value-type="string" office:value="acquaintance (formal)">
            <text:p>acquaintanc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昔からの知人です。">
            <text:p>彼は昔からの知人です。</text:p>
          </table:table-cell>
          <table:table-cell office:value-type="string" office:value="かれ は むかし から の ちじん です。">
            <text:p>かれ は むかし から の ちじん です。</text:p>
          </table:table-cell>
          <table:table-cell office:value-type="string" office:value="He's an old acquaintance.">
            <text:p>He's an old acquain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まる">
            <text:p>まとまる</text:p>
          </table:table-cell>
          <table:table-cell office:value-type="string" office:value="まとまる">
            <text:p>まとまる</text:p>
          </table:table-cell>
          <table:table-cell office:value-type="string" office:value="come together, agree on">
            <text:p>come together, agree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意見がまとまりました。">
            <text:p>みんなの意見がまとまりました。</text:p>
          </table:table-cell>
          <table:table-cell office:value-type="string" office:value="みんな の いけん が まとまりました。">
            <text:p>みんな の いけん が まとまりました。</text:p>
          </table:table-cell>
          <table:table-cell office:value-type="string" office:value="We've all come to an agreement.">
            <text:p>We've all come to an agree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睡眠">
            <text:p>睡眠</text:p>
          </table:table-cell>
          <table:table-cell office:value-type="string" office:value="すいみん">
            <text:p>すいみん</text:p>
          </table:table-cell>
          <table:table-cell office:value-type="string" office:value="sleep">
            <text:p>slee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1日7時間は睡眠を取るようにしています。">
            <text:p>1日7時間は睡眠を取るようにしています。</text:p>
          </table:table-cell>
          <table:table-cell office:value-type="string" office:value="1 にち 7 じかん は すいみん を とる ように して います。">
            <text:p>1 にち 7 じかん は すいみん を とる ように して います。</text:p>
          </table:table-cell>
          <table:table-cell office:value-type="string" office:value="I try to get seven hours of sleep every day.">
            <text:p>I try to get seven hours of sleep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く">
            <text:p>解く</text:p>
          </table:table-cell>
          <table:table-cell office:value-type="string" office:value="とく">
            <text:p>とく</text:p>
          </table:table-cell>
          <table:table-cell office:value-type="string" office:value="solve (a problem), unknot">
            <text:p>solve (a problem), unkno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問題を解けますか。">
            <text:p>この問題を解けますか。</text:p>
          </table:table-cell>
          <table:table-cell office:value-type="string" office:value="この もんだい を とけます か。">
            <text:p>この もんだい を とけます か。</text:p>
          </table:table-cell>
          <table:table-cell office:value-type="string" office:value="Can you solve this question?">
            <text:p>Can you solve this ques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慢">
            <text:p>自慢</text:p>
          </table:table-cell>
          <table:table-cell office:value-type="string" office:value="じまん">
            <text:p>じまん</text:p>
          </table:table-cell>
          <table:table-cell office:value-type="string" office:value="showing off, boast">
            <text:p>showing off, boa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よく自分の成績を自慢するよね。">
            <text:p>彼女はよく自分の成績を自慢するよね。</text:p>
          </table:table-cell>
          <table:table-cell office:value-type="string" office:value="かのじょ は よく じぶん の せいせき を じまん する よ ね。">
            <text:p>かのじょ は よく じぶん の せいせき を じまん する よ ね。</text:p>
          </table:table-cell>
          <table:table-cell office:value-type="string" office:value="She often boasts about her grades.">
            <text:p>She often boasts about her grad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語">
            <text:p>国語</text:p>
          </table:table-cell>
          <table:table-cell office:value-type="string" office:value="こくご">
            <text:p>こくご</text:p>
          </table:table-cell>
          <table:table-cell office:value-type="string" office:value="national language, Japanese">
            <text:p>national language, Japane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1時間目は国語です。">
            <text:p>今日の1時間目は国語です。</text:p>
          </table:table-cell>
          <table:table-cell office:value-type="string" office:value="きょう の 1 じかん め は こくご です。">
            <text:p>きょう の 1 じかん め は こくご です。</text:p>
          </table:table-cell>
          <table:table-cell office:value-type="string" office:value="The first class today is Japanese.">
            <text:p>The first class today is Japane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焦点">
            <text:p>焦点</text:p>
          </table:table-cell>
          <table:table-cell office:value-type="string" office:value="しょうてん">
            <text:p>しょうてん</text:p>
          </table:table-cell>
          <table:table-cell office:value-type="string" office:value="focus, focal point">
            <text:p>focus, focal po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焦点を絞って話しましょう。">
            <text:p>焦点を絞って話しましょう。</text:p>
          </table:table-cell>
          <table:table-cell office:value-type="string" office:value="しょうてん を しぼって はなしましょう。">
            <text:p>しょうてん を しぼって はなしましょう。</text:p>
          </table:table-cell>
          <table:table-cell office:value-type="string" office:value="Let's focus on the matter.">
            <text:p>Let's focus on the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料">
            <text:p>食料</text:p>
          </table:table-cell>
          <table:table-cell office:value-type="string" office:value="しょくりょう">
            <text:p>しょくりょう</text:p>
          </table:table-cell>
          <table:table-cell office:value-type="string" office:value="food (formal)">
            <text:p>food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料はこの箱に入っています。">
            <text:p>食料はこの箱に入っています。</text:p>
          </table:table-cell>
          <table:table-cell office:value-type="string" office:value="しょくりょう は この はこ に はいって います。">
            <text:p>しょくりょう は この はこ に はいって います。</text:p>
          </table:table-cell>
          <table:table-cell office:value-type="string" office:value="Food supplies are in this box.">
            <text:p>Food supplies are in this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黙る">
            <text:p>黙る</text:p>
          </table:table-cell>
          <table:table-cell office:value-type="string" office:value="だまる">
            <text:p>だまる</text:p>
          </table:table-cell>
          <table:table-cell office:value-type="string" office:value="become silent, shut one's mouth">
            <text:p>become silent, shut one's mou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いつも黙って仕事をします。">
            <text:p>彼はいつも黙って仕事をします。</text:p>
          </table:table-cell>
          <table:table-cell office:value-type="string" office:value="かれ は いつも だまって しごと を します。">
            <text:p>かれ は いつも だまって しごと を します。</text:p>
          </table:table-cell>
          <table:table-cell office:value-type="string" office:value="He always works in silence.">
            <text:p>He always works in sil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貧しい">
            <text:p>貧しい</text:p>
          </table:table-cell>
          <table:table-cell office:value-type="string" office:value="まずしい">
            <text:p>まずしい</text:p>
          </table:table-cell>
          <table:table-cell office:value-type="string" office:value="poor, impoverished">
            <text:p>poor, impoverishe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貧しい家庭で育ったんだ。">
            <text:p>彼は貧しい家庭で育ったんだ。</text:p>
          </table:table-cell>
          <table:table-cell office:value-type="string" office:value="かれ は まずしい かてい で そだった ん だ。">
            <text:p>かれ は まずしい かてい で そだった ん だ。</text:p>
          </table:table-cell>
          <table:table-cell office:value-type="string" office:value="He grew up in a poor family.">
            <text:p>He grew up in a poor fam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増大">
            <text:p>増大</text:p>
          </table:table-cell>
          <table:table-cell office:value-type="string" office:value="ぞうだい">
            <text:p>ぞうだい</text:p>
          </table:table-cell>
          <table:table-cell office:value-type="string" office:value="increase, enlargement">
            <text:p>increase, enlarge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生産コスト増大のため、値上げします。">
            <text:p>生産コスト増大のため、値上げします。</text:p>
          </table:table-cell>
          <table:table-cell office:value-type="string" office:value="せいさん コスト ぞうだい の ため、ねあげ します。">
            <text:p>せいさん コスト ぞうだい の ため、ねあげ します。</text:p>
          </table:table-cell>
          <table:table-cell office:value-type="string" office:value="We'll increase the price because the production costs are rising.">
            <text:p>We'll increase the price because the production costs are ris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組み合わせ">
            <text:p>組み合わせ</text:p>
          </table:table-cell>
          <table:table-cell office:value-type="string" office:value="くみあわせ">
            <text:p>くみあわせ</text:p>
          </table:table-cell>
          <table:table-cell office:value-type="string" office:value="combination">
            <text:p>combin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色の組み合わせで印象が変わりますよ。">
            <text:p>色の組み合わせで印象が変わりますよ。</text:p>
          </table:table-cell>
          <table:table-cell office:value-type="string" office:value="いろ の くみあわせ で いんしょう が かわります よ。">
            <text:p>いろ の くみあわせ で いんしょう が かわります よ。</text:p>
          </table:table-cell>
          <table:table-cell office:value-type="string" office:value="The image would change according to color combinations.">
            <text:p>The image would change according to color combin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金属">
            <text:p>金属</text:p>
          </table:table-cell>
          <table:table-cell office:value-type="string" office:value="きんぞく">
            <text:p>きんぞく</text:p>
          </table:table-cell>
          <table:table-cell office:value-type="string" office:value="metal">
            <text:p>met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ルミニウムは金属の一種です。">
            <text:p>アルミニウムは金属の一種です。</text:p>
          </table:table-cell>
          <table:table-cell office:value-type="string" office:value="アルミニウム は きんぞく の いっしゅ です。">
            <text:p>アルミニウム は きんぞく の いっしゅ です。</text:p>
          </table:table-cell>
          <table:table-cell office:value-type="string" office:value="Aluminum is a kind of metal.">
            <text:p>Aluminum is a kind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評判">
            <text:p>評判</text:p>
          </table:table-cell>
          <table:table-cell office:value-type="string" office:value="ひょうばん">
            <text:p>ひょうばん</text:p>
          </table:table-cell>
          <table:table-cell office:value-type="string" office:value="reputation">
            <text:p>reput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評判の良いレストランに行きました。">
            <text:p>評判の良いレストランに行きました。</text:p>
          </table:table-cell>
          <table:table-cell office:value-type="string" office:value="ひょうばん の いい レストラン に いきました。">
            <text:p>ひょうばん の いい レストラン に いきました。</text:p>
          </table:table-cell>
          <table:table-cell office:value-type="string" office:value="We went to a restaurant with a good reputation.">
            <text:p>We went to a restaurant with a good repu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絞る">
            <text:p>絞る</text:p>
          </table:table-cell>
          <table:table-cell office:value-type="string" office:value="しぼる">
            <text:p>しぼる</text:p>
          </table:table-cell>
          <table:table-cell office:value-type="string" office:value="wring out, squeeze">
            <text:p>wring out, squee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布をもっと固く絞りなさい。">
            <text:p>布をもっと固く絞りなさい。</text:p>
          </table:table-cell>
          <table:table-cell office:value-type="string" office:value="ぬの を もっと かたく しぼりなさい。">
            <text:p>ぬの を もっと かたく しぼりなさい。</text:p>
          </table:table-cell>
          <table:table-cell office:value-type="string" office:value="Wring the cloth harder.">
            <text:p>Wring the cloth har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チ">
            <text:p>コーチ</text:p>
          </table:table-cell>
          <table:table-cell office:value-type="string" office:value="コーチ">
            <text:p>コーチ</text:p>
          </table:table-cell>
          <table:table-cell office:value-type="string" office:value="coach">
            <text:p>co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新しいコーチの指導は厳しかった。">
            <text:p>新しいコーチの指導は厳しかった。</text:p>
          </table:table-cell>
          <table:table-cell office:value-type="string" office:value="あたらしい コーチ の しどう は きびしかった。">
            <text:p>あたらしい コーチ の しどう は きびしかった。</text:p>
          </table:table-cell>
          <table:table-cell office:value-type="string" office:value="The training of the new coach was hard.">
            <text:p>The training of the new coach was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栄養">
            <text:p>栄養</text:p>
          </table:table-cell>
          <table:table-cell office:value-type="string" office:value="えいよう">
            <text:p>えいよう</text:p>
          </table:table-cell>
          <table:table-cell office:value-type="string" office:value="nutrition, nourishment">
            <text:p>nutrition, nouri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豆腐は栄養のある食べ物です。">
            <text:p>豆腐は栄養のある食べ物です。</text:p>
          </table:table-cell>
          <table:table-cell office:value-type="string" office:value="とうふ は えいよう の ある たべもの です。">
            <text:p>とうふ は えいよう の ある たべもの です。</text:p>
          </table:table-cell>
          <table:table-cell office:value-type="string" office:value="Tofu is a nutritious food.">
            <text:p>Tofu is a nutritious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ば">
            <text:p>半ば</text:p>
          </table:table-cell>
          <table:table-cell office:value-type="string" office:value="なかば">
            <text:p>なかば</text:p>
          </table:table-cell>
          <table:table-cell office:value-type="string" office:value="middle, halfway">
            <text:p>middle, halfw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30代の半ばです。">
            <text:p>彼は30代の半ばです。</text:p>
          </table:table-cell>
          <table:table-cell office:value-type="string" office:value="かれ は 30 だい の なかば です。">
            <text:p>かれ は 30 だい の なかば です。</text:p>
          </table:table-cell>
          <table:table-cell office:value-type="string" office:value="He's in his mid-thirties.">
            <text:p>He's in his mid-thir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豆">
            <text:p>豆</text:p>
          </table:table-cell>
          <table:table-cell office:value-type="string" office:value="まめ">
            <text:p>まめ</text:p>
          </table:table-cell>
          <table:table-cell office:value-type="string" office:value="bean, peas">
            <text:p>bean, pe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豆を煮ています。">
            <text:p>今、豆を煮ています。</text:p>
          </table:table-cell>
          <table:table-cell office:value-type="string" office:value="いま、まめ を にて います。">
            <text:p>いま、まめ を にて います。</text:p>
          </table:table-cell>
          <table:table-cell office:value-type="string" office:value="I'm cooking some beans now.">
            <text:p>I'm cooking some bean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仲">
            <text:p>仲</text:p>
          </table:table-cell>
          <table:table-cell office:value-type="string" office:value="なか">
            <text:p>なか</text:p>
          </table:table-cell>
          <table:table-cell office:value-type="string" office:value="relationship">
            <text:p>relation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なたたちは仲がいいですね。">
            <text:p>あなたたちは仲がいいですね。</text:p>
          </table:table-cell>
          <table:table-cell office:value-type="string" office:value="あなた たち は なか が いい です ね。">
            <text:p>あなた たち は なか が いい です ね。</text:p>
          </table:table-cell>
          <table:table-cell office:value-type="string" office:value="You get along well together, don't you?">
            <text:p>You get along well together, don't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鑑賞">
            <text:p>鑑賞</text:p>
          </table:table-cell>
          <table:table-cell office:value-type="string" office:value="かんしょう">
            <text:p>かんしょう</text:p>
          </table:table-cell>
          <table:table-cell office:value-type="string" office:value="viewing, enjoyment (of art)">
            <text:p>viewing, enjoyment (of art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夜はオペラ鑑賞に行きます。">
            <text:p>今夜はオペラ鑑賞に行きます。</text:p>
          </table:table-cell>
          <table:table-cell office:value-type="string" office:value="こんや は オペラ かんしょう に いきます。">
            <text:p>こんや は オペラ かんしょう に いきます。</text:p>
          </table:table-cell>
          <table:table-cell office:value-type="string" office:value="I'm going to see an opera tonight.">
            <text:p>I'm going to see an opera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覆う">
            <text:p>覆う</text:p>
          </table:table-cell>
          <table:table-cell office:value-type="string" office:value="おおう">
            <text:p>おおう</text:p>
          </table:table-cell>
          <table:table-cell office:value-type="string" office:value="cover up">
            <text:p>cover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雲が空を覆っているね。">
            <text:p>雲が空を覆っているね。</text:p>
          </table:table-cell>
          <table:table-cell office:value-type="string" office:value="くも が そら を おおって いる ね。">
            <text:p>くも が そら を おおって いる ね。</text:p>
          </table:table-cell>
          <table:table-cell office:value-type="string" office:value="The sky is covered by clouds.">
            <text:p>The sky is covered by clou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臨時">
            <text:p>臨時</text:p>
          </table:table-cell>
          <table:table-cell office:value-type="string" office:value="りんじ">
            <text:p>りんじ</text:p>
          </table:table-cell>
          <table:table-cell office:value-type="string" office:value="temporary, provisional">
            <text:p>temporary, provision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臨時の店員です。">
            <text:p>彼女は臨時の店員です。</text:p>
          </table:table-cell>
          <table:table-cell office:value-type="string" office:value="かのじょ は りんじ の てんいん です。">
            <text:p>かのじょ は りんじ の てんいん です。</text:p>
          </table:table-cell>
          <table:table-cell office:value-type="string" office:value="She's a temporary clerk.">
            <text:p>She's a temporary cle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ジャーナリスト">
            <text:p>ジャーナリスト</text:p>
          </table:table-cell>
          <table:table-cell office:value-type="string" office:value="ジャーナリスト">
            <text:p>ジャーナリスト</text:p>
          </table:table-cell>
          <table:table-cell office:value-type="string" office:value="journalist">
            <text:p>journa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能なジャーナリストだ。">
            <text:p>彼女は有能なジャーナリストだ。</text:p>
          </table:table-cell>
          <table:table-cell office:value-type="string" office:value="かのじょ は ゆうのうな ジャーナリスト だ。">
            <text:p>かのじょ は ゆうのうな ジャーナリスト だ。</text:p>
          </table:table-cell>
          <table:table-cell office:value-type="string" office:value="She is an able journalist.">
            <text:p>She is an able journal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めて">
            <text:p>せめて</text:p>
          </table:table-cell>
          <table:table-cell office:value-type="string" office:value="せめて">
            <text:p>せめて</text:p>
          </table:table-cell>
          <table:table-cell office:value-type="string" office:value="at least">
            <text:p>at le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せめてこれだけは約束してください。">
            <text:p>せめてこれだけは約束してください。</text:p>
          </table:table-cell>
          <table:table-cell office:value-type="string" office:value="せめて これ だけ は やくそく して ください。">
            <text:p>せめて これ だけ は やくそく して ください。</text:p>
          </table:table-cell>
          <table:table-cell office:value-type="string" office:value="At least promise this, please.">
            <text:p>At least promise this, pl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働き">
            <text:p>働き</text:p>
          </table:table-cell>
          <table:table-cell office:value-type="string" office:value="はたらき">
            <text:p>はたらき</text:p>
          </table:table-cell>
          <table:table-cell office:value-type="string" office:value="work, workings">
            <text:p>work, work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下がすばらしい働きをしたな。">
            <text:p>部下がすばらしい働きをしたな。</text:p>
          </table:table-cell>
          <table:table-cell office:value-type="string" office:value="ぶか が すばらしい はたらき を した な。">
            <text:p>ぶか が すばらしい はたらき を した な。</text:p>
          </table:table-cell>
          <table:table-cell office:value-type="string" office:value="My subordinates did a great job.">
            <text:p>My subordinates did a great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じる">
            <text:p>論じる</text:p>
          </table:table-cell>
          <table:table-cell office:value-type="string" office:value="ろんじる">
            <text:p>ろんじる</text:p>
          </table:table-cell>
          <table:table-cell office:value-type="string" office:value="argue, discuss">
            <text:p>argue, discu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仲間と地球の未来について論じたの。">
            <text:p>仲間と地球の未来について論じたの。</text:p>
          </table:table-cell>
          <table:table-cell office:value-type="string" office:value="なかま と ちきゅう の みらい について ろんじた の。">
            <text:p>なかま と ちきゅう の みらい について ろんじた の。</text:p>
          </table:table-cell>
          <table:table-cell office:value-type="string" office:value="I discussed the future of the earth with my friends.">
            <text:p>I discussed the future of the earth with my frien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演説">
            <text:p>演説</text:p>
          </table:table-cell>
          <table:table-cell office:value-type="string" office:value="えんぜつ">
            <text:p>えんぜつ</text:p>
          </table:table-cell>
          <table:table-cell office:value-type="string" office:value="speech, address">
            <text:p>speech, addr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地方で演説したのよ。">
            <text:p>彼は地方で演説したのよ。</text:p>
          </table:table-cell>
          <table:table-cell office:value-type="string" office:value="かれ は ちほう で えんぜつ した の よ。">
            <text:p>かれ は ちほう で えんぜつ した の よ。</text:p>
          </table:table-cell>
          <table:table-cell office:value-type="string" office:value="He made a speech in the provinces.">
            <text:p>He made a speech in the provin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出す">
            <text:p>取り出す</text:p>
          </table:table-cell>
          <table:table-cell office:value-type="string" office:value="とりだす">
            <text:p>とりだす</text:p>
          </table:table-cell>
          <table:table-cell office:value-type="string" office:value="take out, pull out">
            <text:p>take out, pull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ポケットから財布を取り出したの。">
            <text:p>彼はポケットから財布を取り出したの。</text:p>
          </table:table-cell>
          <table:table-cell office:value-type="string" office:value="かれ は ポケット から さいふ を とりだした の。">
            <text:p>かれ は ポケット から さいふ を とりだした の。</text:p>
          </table:table-cell>
          <table:table-cell office:value-type="string" office:value="He took out a wallet from his pocket.">
            <text:p>He took out a wallet from his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窓口">
            <text:p>窓口</text:p>
          </table:table-cell>
          <table:table-cell office:value-type="string" office:value="まどぐち">
            <text:p>まどぐち</text:p>
          </table:table-cell>
          <table:table-cell office:value-type="string" office:value="window, contact">
            <text:p>window, conta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振込みは3番の窓口です。">
            <text:p>お振込みは3番の窓口です。</text:p>
          </table:table-cell>
          <table:table-cell office:value-type="string" office:value="おふりこみ は 3 ばん の まどぐち です。">
            <text:p>おふりこみ は 3 ばん の まどぐち です。</text:p>
          </table:table-cell>
          <table:table-cell office:value-type="string" office:value="Bank transfers can be made at window number 3.">
            <text:p>Bank transfers can be made at window number 3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ともと">
            <text:p>もともと</text:p>
          </table:table-cell>
          <table:table-cell office:value-type="string" office:value="もともと">
            <text:p>もともと</text:p>
          </table:table-cell>
          <table:table-cell office:value-type="string" office:value="originally, by nature (colloquial)">
            <text:p>originally, by nature (colloqui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もともとフランスに行くつもりだったの。">
            <text:p>彼女はもともとフランスに行くつもりだったの。</text:p>
          </table:table-cell>
          <table:table-cell office:value-type="string" office:value="かのじょ は もともと フランス に いく つもり だった の 。">
            <text:p>かのじょ は もともと フランス に いく つもり だった の 。</text:p>
          </table:table-cell>
          <table:table-cell office:value-type="string" office:value="She was originally planning to go to France.">
            <text:p>She was originally planning to go to Fr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勧める">
            <text:p>勧める</text:p>
          </table:table-cell>
          <table:table-cell office:value-type="string" office:value="すすめる">
            <text:p>すすめる</text:p>
          </table:table-cell>
          <table:table-cell office:value-type="string" office:value="suggest, recommend">
            <text:p>suggest, recomm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勧められて欲しくもないものを買っちゃったよ。">
            <text:p>勧められて欲しくもないものを買っちゃったよ。</text:p>
          </table:table-cell>
          <table:table-cell office:value-type="string" office:value="すすめられて ほしく も ない もの を かっちゃった よ。">
            <text:p>すすめられて ほしく も ない もの を かっちゃった よ。</text:p>
          </table:table-cell>
          <table:table-cell office:value-type="string" office:value="Following a recommendation, I ended up buying something I didn't want.">
            <text:p>Following a recommendation, I ended up buying something I didn't w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飽きる">
            <text:p>飽きる</text:p>
          </table:table-cell>
          <table:table-cell office:value-type="string" office:value="あきる">
            <text:p>あきる</text:p>
          </table:table-cell>
          <table:table-cell office:value-type="string" office:value="get tired of">
            <text:p>get tired of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子はおもちゃに飽きたようだね。">
            <text:p>その子はおもちゃに飽きたようだね。</text:p>
          </table:table-cell>
          <table:table-cell office:value-type="string" office:value="その こ は おもちゃ に あきた ようだ ね。">
            <text:p>その こ は おもちゃ に あきた ようだ ね。</text:p>
          </table:table-cell>
          <table:table-cell office:value-type="string" office:value="The child seems to have gotten tired of the toy.">
            <text:p>The child seems to have gotten tired of the to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ばす">
            <text:p>飛ばす</text:p>
          </table:table-cell>
          <table:table-cell office:value-type="string" office:value="とばす">
            <text:p>とばす</text:p>
          </table:table-cell>
          <table:table-cell office:value-type="string" office:value="fly (something)">
            <text:p>fly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紙飛行機を飛ばしています。">
            <text:p>子供が紙飛行機を飛ばしています。</text:p>
          </table:table-cell>
          <table:table-cell office:value-type="string" office:value="こども が かみ ひこうき を とばして います。">
            <text:p>こども が かみ ひこうき を とばして います。</text:p>
          </table:table-cell>
          <table:table-cell office:value-type="string" office:value="The child is flying a paper airplane.">
            <text:p>The child is flying a paper air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根">
            <text:p>根</text:p>
          </table:table-cell>
          <table:table-cell office:value-type="string" office:value="ね">
            <text:p>ね</text:p>
          </table:table-cell>
          <table:table-cell office:value-type="string" office:value="root">
            <text:p>ro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木の根はとても太いな。">
            <text:p>この木の根はとても太いな。</text:p>
          </table:table-cell>
          <table:table-cell office:value-type="string" office:value="この き の ね は とても ふとい な。">
            <text:p>この き の ね は とても ふとい な。</text:p>
          </table:table-cell>
          <table:table-cell office:value-type="string" office:value="The roots of this tree are very thick.">
            <text:p>The roots of this tree are very th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っ込む">
            <text:p>突っ込む</text:p>
          </table:table-cell>
          <table:table-cell office:value-type="string" office:value="つっこむ">
            <text:p>つっこむ</text:p>
          </table:table-cell>
          <table:table-cell office:value-type="string" office:value="thrust in, run into">
            <text:p>thrust in, run in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ポケットに財布を突っ込んじゃった。">
            <text:p>ポケットに財布を突っ込んじゃった。</text:p>
          </table:table-cell>
          <table:table-cell office:value-type="string" office:value="ポケット に さいふ を つっこんじゃった。">
            <text:p>ポケット に さいふ を つっこんじゃった。</text:p>
          </table:table-cell>
          <table:table-cell office:value-type="string" office:value="I thrust my wallet into my pocket.">
            <text:p>I thrust my wallet into my poc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端">
            <text:p>端</text:p>
          </table:table-cell>
          <table:table-cell office:value-type="string" office:value="はし">
            <text:p>はし</text:p>
          </table:table-cell>
          <table:table-cell office:value-type="string" office:value="end, edge">
            <text:p>end, e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辞書は本棚の端にあります。">
            <text:p>辞書は本棚の端にあります。</text:p>
          </table:table-cell>
          <table:table-cell office:value-type="string" office:value="じしょ は ほんだな の はし に あります。">
            <text:p>じしょ は ほんだな の はし に あります。</text:p>
          </table:table-cell>
          <table:table-cell office:value-type="string" office:value="The dictionary is at the end of the bookshelf.">
            <text:p>The dictionary is at the end of the booksh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スライド">
            <text:p>スライド</text:p>
          </table:table-cell>
          <table:table-cell office:value-type="string" office:value="スライド">
            <text:p>スライド</text:p>
          </table:table-cell>
          <table:table-cell office:value-type="string" office:value="slide">
            <text:p>sli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ふたはスライドします。">
            <text:p>このふたはスライドします。</text:p>
          </table:table-cell>
          <table:table-cell office:value-type="string" office:value="この ふた は スライド します。">
            <text:p>この ふた は スライド します。</text:p>
          </table:table-cell>
          <table:table-cell office:value-type="string" office:value="This cover slides aside.">
            <text:p>This cover slides a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乾燥">
            <text:p>乾燥</text:p>
          </table:table-cell>
          <table:table-cell office:value-type="string" office:value="かんそう">
            <text:p>かんそう</text:p>
          </table:table-cell>
          <table:table-cell office:value-type="string" office:value="drying up, desiccation">
            <text:p>drying up, desic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冬は空気が乾燥しますね。">
            <text:p>冬は空気が乾燥しますね。</text:p>
          </table:table-cell>
          <table:table-cell office:value-type="string" office:value="ふゆ は くうき が かんそう します ね。">
            <text:p>ふゆ は くうき が かんそう します ね。</text:p>
          </table:table-cell>
          <table:table-cell office:value-type="string" office:value="The air in winter is dry.">
            <text:p>The air in winter is d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ち上がる">
            <text:p>立ち上がる</text:p>
          </table:table-cell>
          <table:table-cell office:value-type="string" office:value="たちあがる">
            <text:p>たちあがる</text:p>
          </table:table-cell>
          <table:table-cell office:value-type="string" office:value="stand up, take action">
            <text:p>stand up, take ac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急に立ち上がったの。">
            <text:p>彼は急に立ち上がったの。</text:p>
          </table:table-cell>
          <table:table-cell office:value-type="string" office:value="かれ は きゅうに たちあがった の。">
            <text:p>かれ は きゅうに たちあがった の。</text:p>
          </table:table-cell>
          <table:table-cell office:value-type="string" office:value="He suddenly stood up.">
            <text:p>He suddenly stoo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ークル">
            <text:p>サークル</text:p>
          </table:table-cell>
          <table:table-cell office:value-type="string" office:value="サークル">
            <text:p>サークル</text:p>
          </table:table-cell>
          <table:table-cell office:value-type="string" office:value="circle, club">
            <text:p>circle, clu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どのサークルに入るか迷っちゃった。">
            <text:p>どのサークルに入るか迷っちゃった。</text:p>
          </table:table-cell>
          <table:table-cell office:value-type="string" office:value="どの サークル に はいる か まよっちゃった。">
            <text:p>どの サークル に はいる か まよっちゃった。</text:p>
          </table:table-cell>
          <table:table-cell office:value-type="string" office:value="I wasn't sure which circle to join.">
            <text:p>I wasn't sure which circle to jo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憧れる">
            <text:p>憧れる</text:p>
          </table:table-cell>
          <table:table-cell office:value-type="string" office:value="あこがれる">
            <text:p>あこがれる</text:p>
          </table:table-cell>
          <table:table-cell office:value-type="string" office:value="yearn after, long for">
            <text:p>yearn after, long f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パイロットの職に憧れているんだ。">
            <text:p>彼はパイロットの職に憧れているんだ。</text:p>
          </table:table-cell>
          <table:table-cell office:value-type="string" office:value="かれ は パイロット の しょく に あこがれて いる ん だ。">
            <text:p>かれ は パイロット の しょく に あこがれて いる ん だ。</text:p>
          </table:table-cell>
          <table:table-cell office:value-type="string" office:value="He wishes he could become a pilot.">
            <text:p>He wishes he could become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会">
            <text:p>都会</text:p>
          </table:table-cell>
          <table:table-cell office:value-type="string" office:value="とかい">
            <text:p>とかい</text:p>
          </table:table-cell>
          <table:table-cell office:value-type="string" office:value="urban city, urban area">
            <text:p>urban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会での生活を楽しんでいるの。">
            <text:p>彼は都会での生活を楽しんでいるの。</text:p>
          </table:table-cell>
          <table:table-cell office:value-type="string" office:value="かれ は とかい で の せいかつ を たのしんで いる の。">
            <text:p>かれ は とかい で の せいかつ を たのしんで いる の。</text:p>
          </table:table-cell>
          <table:table-cell office:value-type="string" office:value="He's enjoying the city life.">
            <text:p>He's enjoying the city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花火">
            <text:p>花火</text:p>
          </table:table-cell>
          <table:table-cell office:value-type="string" office:value="はなび">
            <text:p>はなび</text:p>
          </table:table-cell>
          <table:table-cell office:value-type="string" office:value="fireworks">
            <text:p>firewor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花火を見にいったよ。">
            <text:p>昨日、花火を見にいったよ。</text:p>
          </table:table-cell>
          <table:table-cell office:value-type="string" office:value="きのう 、 はなび を みに いった よ。">
            <text:p>きのう 、 はなび を みに いった よ。</text:p>
          </table:table-cell>
          <table:table-cell office:value-type="string" office:value="I went to see fireworks yesterday.">
            <text:p>I went to see fireworks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回数">
            <text:p>回数</text:p>
          </table:table-cell>
          <table:table-cell office:value-type="string" office:value="かいすう">
            <text:p>かいすう</text:p>
          </table:table-cell>
          <table:table-cell office:value-type="string" office:value="frequency, number of times">
            <text:p>frequency, number of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最近はテレビを見る回数が減りました。">
            <text:p>最近はテレビを見る回数が減りました。</text:p>
          </table:table-cell>
          <table:table-cell office:value-type="string" office:value="さいきん は テレビ を みる かいすう が へりました。">
            <text:p>さいきん は テレビ を みる かいすう が へりました。</text:p>
          </table:table-cell>
          <table:table-cell office:value-type="string" office:value="I watch TV less frequently these days.">
            <text:p>I watch TV less frequently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墓">
            <text:p>墓</text:p>
          </table:table-cell>
          <table:table-cell office:value-type="string" office:value="はか">
            <text:p>はか</text:p>
          </table:table-cell>
          <table:table-cell office:value-type="string" office:value="grave, tomb">
            <text:p>grave, to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の墓は近くにあります。">
            <text:p>祖父の墓は近くにあります。</text:p>
          </table:table-cell>
          <table:table-cell office:value-type="string" office:value="そふ の はか は ちかく に あります。">
            <text:p>そふ の はか は ちかく に あります。</text:p>
          </table:table-cell>
          <table:table-cell office:value-type="string" office:value="My grandfather's grave is nearby.">
            <text:p>My grandfather's grave is nearb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紙">
            <text:p>表紙</text:p>
          </table:table-cell>
          <table:table-cell office:value-type="string" office:value="ひょうし">
            <text:p>ひょうし</text:p>
          </table:table-cell>
          <table:table-cell office:value-type="string" office:value="cover (of a book, etc.)">
            <text:p>cover (of a book, etc.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人気アイドルが今月の表紙だよ。">
            <text:p>その人気アイドルが今月の表紙だよ。</text:p>
          </table:table-cell>
          <table:table-cell office:value-type="string" office:value="その にんき アイドル が こんげつ の ひょうし だ よ。">
            <text:p>その にんき アイドル が こんげつ の ひょうし だ よ。</text:p>
          </table:table-cell>
          <table:table-cell office:value-type="string" office:value="The popular star is on the cover this month.">
            <text:p>The popular star is on the cover this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泉">
            <text:p>泉</text:p>
          </table:table-cell>
          <table:table-cell office:value-type="string" office:value="いずみ">
            <text:p>いずみ</text:p>
          </table:table-cell>
          <table:table-cell office:value-type="string" office:value="spring, fountain">
            <text:p>spring,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森の中にきれいな泉があるの。">
            <text:p>森の中にきれいな泉があるの。</text:p>
          </table:table-cell>
          <table:table-cell office:value-type="string" office:value="もり の なか に きれいな いずみ が ある の。">
            <text:p>もり の なか に きれいな いずみ が ある の。</text:p>
          </table:table-cell>
          <table:table-cell office:value-type="string" office:value="There is a beautiful spring in the forest.">
            <text:p>There is a beautiful spring in the fo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冒険">
            <text:p>冒険</text:p>
          </table:table-cell>
          <table:table-cell office:value-type="string" office:value="ぼうけん">
            <text:p>ぼうけん</text:p>
          </table:table-cell>
          <table:table-cell office:value-type="string" office:value="adventure, venture">
            <text:p>adventure, ventur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昔の子供たちは冒険小説をよく読みました。">
            <text:p>昔の子供たちは冒険小説をよく読みました。</text:p>
          </table:table-cell>
          <table:table-cell office:value-type="string" office:value="むかし の こども たち は ぼうけん しょうせつ を よく よみました。">
            <text:p>むかし の こども たち は ぼうけん しょうせつ を よく よみました。</text:p>
          </table:table-cell>
          <table:table-cell office:value-type="string" office:value="Children in the old days used to read a lot of adventure novels.">
            <text:p>Children in the old days used to read a lot of adventure nove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陸">
            <text:p>大陸</text:p>
          </table:table-cell>
          <table:table-cell office:value-type="string" office:value="たいりく">
            <text:p>たいりく</text:p>
          </table:table-cell>
          <table:table-cell office:value-type="string" office:value="continent">
            <text:p>contin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ユーラシアは世界で最も大きい大陸です。">
            <text:p>ユーラシアは世界で最も大きい大陸です。</text:p>
          </table:table-cell>
          <table:table-cell office:value-type="string" office:value="ユーラシア は せかい で もっとも おおきい たいりく です。">
            <text:p>ユーラシア は せかい で もっとも おおきい たいりく です。</text:p>
          </table:table-cell>
          <table:table-cell office:value-type="string" office:value="Eurasia is the largest continent in the world.">
            <text:p>Eurasia is the largest continent in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角度">
            <text:p>角度</text:p>
          </table:table-cell>
          <table:table-cell office:value-type="string" office:value="かくど">
            <text:p>かくど</text:p>
          </table:table-cell>
          <table:table-cell office:value-type="string" office:value="angle">
            <text:p>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角度からは画面が見えにくいですね。">
            <text:p>この角度からは画面が見えにくいですね。</text:p>
          </table:table-cell>
          <table:table-cell office:value-type="string" office:value="この かくど から は がめん が みえ にくい です ね。">
            <text:p>この かくど から は がめん が みえ にくい です ね。</text:p>
          </table:table-cell>
          <table:table-cell office:value-type="string" office:value="It's difficult to see the screen from this angle.">
            <text:p>It's difficult to see the screen from this ang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破る">
            <text:p>破る</text:p>
          </table:table-cell>
          <table:table-cell office:value-type="string" office:value="やぶる">
            <text:p>やぶる</text:p>
          </table:table-cell>
          <table:table-cell office:value-type="string" office:value="defeat">
            <text:p>defea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強敵を見事に破ったね。">
            <text:p>彼は強敵を見事に破ったね。</text:p>
          </table:table-cell>
          <table:table-cell office:value-type="string" office:value="かれ は きょうてき を みごと に やぶった ね。">
            <text:p>かれ は きょうてき を みごと に やぶった ね。</text:p>
          </table:table-cell>
          <table:table-cell office:value-type="string" office:value="He heroically defeated the powerful enemy.">
            <text:p>He heroically defeated the powerful enem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語学">
            <text:p>語学</text:p>
          </table:table-cell>
          <table:table-cell office:value-type="string" office:value="ごがく">
            <text:p>ごがく</text:p>
          </table:table-cell>
          <table:table-cell office:value-type="string" office:value="language study">
            <text:p>language stu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外で語学の勉強をします。">
            <text:p>海外で語学の勉強をします。</text:p>
          </table:table-cell>
          <table:table-cell office:value-type="string" office:value="かいがい で ごがく の べんきょう を します。">
            <text:p>かいがい で ごがく の べんきょう を します。</text:p>
          </table:table-cell>
          <table:table-cell office:value-type="string" office:value="I'm going to study a foreign language abroad.">
            <text:p>I'm going to study a foreign language ab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クラシック">
            <text:p>クラシック</text:p>
          </table:table-cell>
          <table:table-cell office:value-type="string" office:value="クラシック">
            <text:p>クラシック</text:p>
          </table:table-cell>
          <table:table-cell office:value-type="string" office:value="classical music, the classics">
            <text:p>classical music, the classic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クラシック音楽が好きです。">
            <text:p>彼女はクラシック音楽が好きです。</text:p>
          </table:table-cell>
          <table:table-cell office:value-type="string" office:value="かのじょ は クラシック おんがく が すき です。">
            <text:p>かのじょ は クラシック おんがく が すき です。</text:p>
          </table:table-cell>
          <table:table-cell office:value-type="string" office:value="She likes classical music.">
            <text:p>She likes classic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記号">
            <text:p>記号</text:p>
          </table:table-cell>
          <table:table-cell office:value-type="string" office:value="きごう">
            <text:p>きごう</text:p>
          </table:table-cell>
          <table:table-cell office:value-type="string" office:value="symbol, mark">
            <text:p>symbol, m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図にはいろいろな記号が使われているのね。">
            <text:p>地図にはいろいろな記号が使われているのね。</text:p>
          </table:table-cell>
          <table:table-cell office:value-type="string" office:value="ちず に は いろいろな きごう が つかわれて いる の ね。">
            <text:p>ちず に は いろいろな きごう が つかわれて いる の ね。</text:p>
          </table:table-cell>
          <table:table-cell office:value-type="string" office:value="A variety of symbols are used on maps.">
            <text:p>A variety of symbols are used on ma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幼児">
            <text:p>幼児</text:p>
          </table:table-cell>
          <table:table-cell office:value-type="string" office:value="ようじ">
            <text:p>ようじ</text:p>
          </table:table-cell>
          <table:table-cell office:value-type="string" office:value="young child">
            <text:p>young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幼児は入場無料です。">
            <text:p>幼児は入場無料です。</text:p>
          </table:table-cell>
          <table:table-cell office:value-type="string" office:value="ようじ は にゅうじょう むりょう です。">
            <text:p>ようじ は にゅうじょう むりょう です。</text:p>
          </table:table-cell>
          <table:table-cell office:value-type="string" office:value="There's no admission fee for small children.">
            <text:p>There's no admission fee for small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稽古">
            <text:p>稽古</text:p>
          </table:table-cell>
          <table:table-cell office:value-type="string" office:value="けいこ">
            <text:p>けいこ</text:p>
          </table:table-cell>
          <table:table-cell office:value-type="string" office:value="practice, training (for traditional arts, martial arts, etc.)">
            <text:p>practice, training (for traditional arts, martial arts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相撲の稽古はとても厳しいよ。">
            <text:p>相撲の稽古はとても厳しいよ。</text:p>
          </table:table-cell>
          <table:table-cell office:value-type="string" office:value="すもう の けいこ は とても きびしい よ。">
            <text:p>すもう の けいこ は とても きびしい よ。</text:p>
          </table:table-cell>
          <table:table-cell office:value-type="string" office:value="Sumo training is very hard.">
            <text:p>Sumo training is very 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来日">
            <text:p>来日</text:p>
          </table:table-cell>
          <table:table-cell office:value-type="string" office:value="らいにち">
            <text:p>らいにち</text:p>
          </table:table-cell>
          <table:table-cell office:value-type="string" office:value="visit to Japan">
            <text:p>visit to Japa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有名なバンドが来日していますね。">
            <text:p>有名なバンドが来日していますね。</text:p>
          </table:table-cell>
          <table:table-cell office:value-type="string" office:value="ゆうめいな バンド が らいにち して います ね。">
            <text:p>ゆうめいな バンド が らいにち して います ね。</text:p>
          </table:table-cell>
          <table:table-cell office:value-type="string" office:value="A famous band is visiting Japan.">
            <text:p>A famous band is visiting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縦">
            <text:p>縦</text:p>
          </table:table-cell>
          <table:table-cell office:value-type="string" office:value="たて">
            <text:p>たて</text:p>
          </table:table-cell>
          <table:table-cell office:value-type="string" office:value="lengthwise, vertical">
            <text:p>lengthwise, verti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縦2列に並んでください。">
            <text:p>縦2列に並んでください。</text:p>
          </table:table-cell>
          <table:table-cell office:value-type="string" office:value="たて 2 れつ に ならんで ください。">
            <text:p>たて 2 れつ に ならんで ください。</text:p>
          </table:table-cell>
          <table:table-cell office:value-type="string" office:value="Please line up in two rows lengthways.">
            <text:p>Please line up in two rows lengthw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調">
            <text:p>順調</text:p>
          </table:table-cell>
          <table:table-cell office:value-type="string" office:value="じゅんちょう">
            <text:p>じゅんちょう</text:p>
          </table:table-cell>
          <table:table-cell office:value-type="string" office:value="favorable condition, smooth progress">
            <text:p>favorable condition, smooth progr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進み具合は全て順調です。">
            <text:p>進み具合は全て順調です。</text:p>
          </table:table-cell>
          <table:table-cell office:value-type="string" office:value="すすみ ぐあい は すべて じゅんちょう です。">
            <text:p>すすみ ぐあい は すべて じゅんちょう です。</text:p>
          </table:table-cell>
          <table:table-cell office:value-type="string" office:value="It's all progressing well.">
            <text:p>It's all progressing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ちる">
            <text:p>満ちる</text:p>
          </table:table-cell>
          <table:table-cell office:value-type="string" office:value="みちる">
            <text:p>みちる</text:p>
          </table:table-cell>
          <table:table-cell office:value-type="string" office:value="become full, wax">
            <text:p>become full, wax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月が満ちてきましたね。">
            <text:p>月が満ちてきましたね。</text:p>
          </table:table-cell>
          <table:table-cell office:value-type="string" office:value="つき が みちて きました ね。">
            <text:p>つき が みちて きました ね。</text:p>
          </table:table-cell>
          <table:table-cell office:value-type="string" office:value="The moon is waxing.">
            <text:p>The moon is wax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飼う">
            <text:p>飼う</text:p>
          </table:table-cell>
          <table:table-cell office:value-type="string" office:value="かう">
            <text:p>かう</text:p>
          </table:table-cell>
          <table:table-cell office:value-type="string" office:value="keep (an animal)">
            <text:p>keep (an animal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を飼ったことはありますか。">
            <text:p>ペットを飼ったことはありますか。</text:p>
          </table:table-cell>
          <table:table-cell office:value-type="string" office:value="ペット を かった こと は あります か。">
            <text:p>ペット を かった こと は あります か。</text:p>
          </table:table-cell>
          <table:table-cell office:value-type="string" office:value="Have you ever had a pet?">
            <text:p>Have you ever had a p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き合い">
            <text:p>付き合い</text:p>
          </table:table-cell>
          <table:table-cell office:value-type="string" office:value="つきあい">
            <text:p>つきあい</text:p>
          </table:table-cell>
          <table:table-cell office:value-type="string" office:value="social obligation">
            <text:p>social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付き合いで帰りが遅くなります。">
            <text:p>今日は付き合いで帰りが遅くなります。</text:p>
          </table:table-cell>
          <table:table-cell office:value-type="string" office:value="きょう は つきあい で かえり が おそく なります。">
            <text:p>きょう は つきあい で かえり が おそく なります。</text:p>
          </table:table-cell>
          <table:table-cell office:value-type="string" office:value="I'm coming home late today so I can socialize with my colleagues.">
            <text:p>I'm coming home late today so I can socialize with my colleagu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軍隊">
            <text:p>軍隊</text:p>
          </table:table-cell>
          <table:table-cell office:value-type="string" office:value="ぐんたい">
            <text:p>ぐんたい</text:p>
          </table:table-cell>
          <table:table-cell office:value-type="string" office:value="troops, military forces">
            <text:p>troops, military fo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軍隊に入ったよ。">
            <text:p>彼は軍隊に入ったよ。</text:p>
          </table:table-cell>
          <table:table-cell office:value-type="string" office:value="かれ は ぐんたい に はいった よ。">
            <text:p>かれ は ぐんたい に はいった よ。</text:p>
          </table:table-cell>
          <table:table-cell office:value-type="string" office:value="He joined the military forces.">
            <text:p>He joined the military fo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も">
            <text:p>もしも</text:p>
          </table:table-cell>
          <table:table-cell office:value-type="string" office:value="もしも">
            <text:p>もしも</text:p>
          </table:table-cell>
          <table:table-cell office:value-type="string" office:value="if, if ever">
            <text:p>if, if 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も彼女と結婚できたらどんなに嬉しいだろう。">
            <text:p>もしも彼女と結婚できたらどんなに嬉しいだろう。</text:p>
          </table:table-cell>
          <table:table-cell office:value-type="string" office:value="もしも かのじょ と けっこん できたら どんな に うれしい だろう。">
            <text:p>もしも かのじょ と けっこん できたら どんな に うれしい だろう。</text:p>
          </table:table-cell>
          <table:table-cell office:value-type="string" office:value="If I could ever marry her, how happy I would be!">
            <text:p>If I could ever marry her, how happy I would be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プリント">
            <text:p>プリント</text:p>
          </table:table-cell>
          <table:table-cell office:value-type="string" office:value="プリント">
            <text:p>プリント</text:p>
          </table:table-cell>
          <table:table-cell office:value-type="string" office:value="print (loan word)">
            <text:p>print (loan word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ジカメで撮った写真をプリントしたんだ。">
            <text:p>デジカメで撮った写真をプリントしたんだ。</text:p>
          </table:table-cell>
          <table:table-cell office:value-type="string" office:value="デジカメ で とった しゃしん を プリント した ん だ。">
            <text:p>デジカメ で とった しゃしん を プリント した ん だ。</text:p>
          </table:table-cell>
          <table:table-cell office:value-type="string" office:value="I printed out the photograph that I took with my digital camera.">
            <text:p>I printed out the photograph that I took with my digital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間">
            <text:p>手間</text:p>
          </table:table-cell>
          <table:table-cell office:value-type="string" office:value="てま">
            <text:p>てま</text:p>
          </table:table-cell>
          <table:table-cell office:value-type="string" office:value="time and effort">
            <text:p>time and effo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とても手間のかかる料理です。">
            <text:p>これはとても手間のかかる料理です。</text:p>
          </table:table-cell>
          <table:table-cell office:value-type="string" office:value="これ は とても てま の かかる りょうり です。">
            <text:p>これ は とても てま の かかる りょうり です。</text:p>
          </table:table-cell>
          <table:table-cell office:value-type="string" office:value="This is a very time-consuming dish.">
            <text:p>This is a very time-consuming d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面">
            <text:p>正面</text:p>
          </table:table-cell>
          <table:table-cell office:value-type="string" office:value="しょうめん">
            <text:p>しょうめん</text:p>
          </table:table-cell>
          <table:table-cell office:value-type="string" office:value="front, face">
            <text:p>front, 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家の正面には大きなバルコニーがあるの。">
            <text:p>その家の正面には大きなバルコニーがあるの。</text:p>
          </table:table-cell>
          <table:table-cell office:value-type="string" office:value="その いえ の しょうめん に は おおきな バルコニー が ある の。">
            <text:p>その いえ の しょうめん に は おおきな バルコニー が ある の。</text:p>
          </table:table-cell>
          <table:table-cell office:value-type="string" office:value="There is a large balcony at the front of the house.">
            <text:p>There is a large balcony at the front of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帯">
            <text:p>地帯</text:p>
          </table:table-cell>
          <table:table-cell office:value-type="string" office:value="ちたい">
            <text:p>ちたい</text:p>
          </table:table-cell>
          <table:table-cell office:value-type="string" office:value="zone, area">
            <text:p>zone,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都市は工業地帯です。">
            <text:p>この都市は工業地帯です。</text:p>
          </table:table-cell>
          <table:table-cell office:value-type="string" office:value="この とし は こうぎょう ちたい です。">
            <text:p>この とし は こうぎょう ちたい です。</text:p>
          </table:table-cell>
          <table:table-cell office:value-type="string" office:value="This city is an industrial area.">
            <text:p>This city is an industrial ar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塔">
            <text:p>塔</text:p>
          </table:table-cell>
          <table:table-cell office:value-type="string" office:value="とう">
            <text:p>とう</text:p>
          </table:table-cell>
          <table:table-cell office:value-type="string" office:value="tower">
            <text:p>tow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塔の高さはどれくらいですか。">
            <text:p>あの塔の高さはどれくらいですか。</text:p>
          </table:table-cell>
          <table:table-cell office:value-type="string" office:value="あの とう の たかさ は どれ くらい です か。">
            <text:p>あの とう の たかさ は どれ くらい です か。</text:p>
          </table:table-cell>
          <table:table-cell office:value-type="string" office:value="How tall is that tower?">
            <text:p>How tall is that tow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所">
            <text:p>役所</text:p>
          </table:table-cell>
          <table:table-cell office:value-type="string" office:value="やくしょ">
            <text:p>やくしょ</text:p>
          </table:table-cell>
          <table:table-cell office:value-type="string" office:value="public office">
            <text:p>public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役所で住民票をもらってきた。">
            <text:p>役所で住民票をもらってきた。</text:p>
          </table:table-cell>
          <table:table-cell office:value-type="string" office:value="やくしょ で じゅうみん ひょう を もらって きた。">
            <text:p>やくしょ で じゅうみん ひょう を もらって きた。</text:p>
          </table:table-cell>
          <table:table-cell office:value-type="string" office:value="I went to the public office to get my resident card.">
            <text:p>I went to the public office to get my resident c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価">
            <text:p>定価</text:p>
          </table:table-cell>
          <table:table-cell office:value-type="string" office:value="ていか">
            <text:p>ていか</text:p>
          </table:table-cell>
          <table:table-cell office:value-type="string" office:value="regular price">
            <text:p>regular pr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定価は525円です。">
            <text:p>この本の定価は525円です。</text:p>
          </table:table-cell>
          <table:table-cell office:value-type="string" office:value="この ほん の ていか は 525 えん です。">
            <text:p>この ほん の ていか は 525 えん です。</text:p>
          </table:table-cell>
          <table:table-cell office:value-type="string" office:value="The regular price of this book is 525 yen.">
            <text:p>The regular price of this book is 525 y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暇">
            <text:p>休暇</text:p>
          </table:table-cell>
          <table:table-cell office:value-type="string" office:value="きゅうか">
            <text:p>きゅうか</text:p>
          </table:table-cell>
          <table:table-cell office:value-type="string" office:value="holiday, vacation">
            <text:p>holiday, vac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度の休暇にフィリピンに行きます。">
            <text:p>今度の休暇にフィリピンに行きます。</text:p>
          </table:table-cell>
          <table:table-cell office:value-type="string" office:value="こんど の きゅうか に フィリピン に いきます。">
            <text:p>こんど の きゅうか に フィリピン に いきます。</text:p>
          </table:table-cell>
          <table:table-cell office:value-type="string" office:value="I'm going to the Philippines for my next vacation.">
            <text:p>I'm going to the Philippines for my next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方">
            <text:p>行方</text:p>
          </table:table-cell>
          <table:table-cell office:value-type="string" office:value="ゆくえ">
            <text:p>ゆくえ</text:p>
          </table:table-cell>
          <table:table-cell office:value-type="string" office:value="one's whereabouts">
            <text:p>one's whereabou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行方が分かりません。">
            <text:p>彼の行方が分かりません。</text:p>
          </table:table-cell>
          <table:table-cell office:value-type="string" office:value="かれ の ゆくえ が わかりません。">
            <text:p>かれ の ゆくえ が わかりません。</text:p>
          </table:table-cell>
          <table:table-cell office:value-type="string" office:value="I don't know his whereabouts.">
            <text:p>I don't know his whereabou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批評">
            <text:p>批評</text:p>
          </table:table-cell>
          <table:table-cell office:value-type="string" office:value="ひひょう">
            <text:p>ひひょう</text:p>
          </table:table-cell>
          <table:table-cell office:value-type="string" office:value="criticism, review">
            <text:p>criticism, review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映画はよい批評を得ているんだ。">
            <text:p>その映画はよい批評を得ているんだ。</text:p>
          </table:table-cell>
          <table:table-cell office:value-type="string" office:value="その えいが は よい ひひょう を えて いる ん だ。">
            <text:p>その えいが は よい ひひょう を えて いる ん だ。</text:p>
          </table:table-cell>
          <table:table-cell office:value-type="string" office:value="The movie has received positive reviews.">
            <text:p>The movie has received positive revie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ぐ">
            <text:p>つぐ</text:p>
          </table:table-cell>
          <table:table-cell office:value-type="string" office:value="つぐ">
            <text:p>つぐ</text:p>
          </table:table-cell>
          <table:table-cell office:value-type="string" office:value="pour, serve (drinks)">
            <text:p>pour, serve (drink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酒をおつぎしましょう。">
            <text:p>お酒をおつぎしましょう。</text:p>
          </table:table-cell>
          <table:table-cell office:value-type="string" office:value="おさけ を おつぎ しましょう 。">
            <text:p>おさけ を おつぎ しましょう 。</text:p>
          </table:table-cell>
          <table:table-cell office:value-type="string" office:value="Let me pour you a drink.">
            <text:p>Let me pour you a dr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別れ">
            <text:p>別れ</text:p>
          </table:table-cell>
          <table:table-cell office:value-type="string" office:value="わかれ">
            <text:p>わかれ</text:p>
          </table:table-cell>
          <table:table-cell office:value-type="string" office:value="separation, parting">
            <text:p>separation, par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別れはいつでも悲しいものです。">
            <text:p>別れはいつでも悲しいものです。</text:p>
          </table:table-cell>
          <table:table-cell office:value-type="string" office:value="わかれ は いつ で も かなしい もの です。">
            <text:p>わかれ は いつ で も かなしい もの です。</text:p>
          </table:table-cell>
          <table:table-cell office:value-type="string" office:value="Parting is always sad.">
            <text:p>Parting is always s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">
            <text:p>図書</text:p>
          </table:table-cell>
          <table:table-cell office:value-type="string" office:value="としょ">
            <text:p>としょ</text:p>
          </table:table-cell>
          <table:table-cell office:value-type="string" office:value="books">
            <text:p>book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児童図書です。">
            <text:p>これは児童図書です。</text:p>
          </table:table-cell>
          <table:table-cell office:value-type="string" office:value="これ は じどう としょ です。">
            <text:p>これ は じどう としょ です。</text:p>
          </table:table-cell>
          <table:table-cell office:value-type="string" office:value="This is a children's book.">
            <text:p>This is a children'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ボーナス">
            <text:p>ボーナス</text:p>
          </table:table-cell>
          <table:table-cell office:value-type="string" office:value="ボーナス">
            <text:p>ボーナス</text:p>
          </table:table-cell>
          <table:table-cell office:value-type="string" office:value="bonus">
            <text:p>bon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年はボーナスがたくさん出ました。">
            <text:p>今年はボーナスがたくさん出ました。</text:p>
          </table:table-cell>
          <table:table-cell office:value-type="string" office:value="ことし は ボーナス が たくさん でました。">
            <text:p>ことし は ボーナス が たくさん でました。</text:p>
          </table:table-cell>
          <table:table-cell office:value-type="string" office:value="We got a lot of bonuses this year.">
            <text:p>We got a lot of bonuses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る">
            <text:p>例える</text:p>
          </table:table-cell>
          <table:table-cell office:value-type="string" office:value="たとえる">
            <text:p>たとえる</text:p>
          </table:table-cell>
          <table:table-cell office:value-type="string" office:value="compare, liken">
            <text:p>compare, like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彼女をバラに例えたんだ。">
            <text:p>彼は彼女をバラに例えたんだ。</text:p>
          </table:table-cell>
          <table:table-cell office:value-type="string" office:value="かれ は かのじょ を バラ に たとえた ん だ。">
            <text:p>かれ は かのじょ を バラ に たとえた ん だ。</text:p>
          </table:table-cell>
          <table:table-cell office:value-type="string" office:value="He likened her to a rose.">
            <text:p>He likened her to a r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年">
            <text:p>学年</text:p>
          </table:table-cell>
          <table:table-cell office:value-type="string" office:value="がくねん">
            <text:p>がくねん</text:p>
          </table:table-cell>
          <table:table-cell office:value-type="string" office:value="school year, grade">
            <text:p>school year, gr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より一学年上です。">
            <text:p>彼は私より一学年上です。</text:p>
          </table:table-cell>
          <table:table-cell office:value-type="string" office:value="かれ は わたし より ひと がくねん うえ です。">
            <text:p>かれ は わたし より ひと がくねん うえ です。</text:p>
          </table:table-cell>
          <table:table-cell office:value-type="string" office:value="He's one grade above me in school.">
            <text:p>He's one grade above me in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砂">
            <text:p>砂</text:p>
          </table:table-cell>
          <table:table-cell office:value-type="string" office:value="すな">
            <text:p>すな</text:p>
          </table:table-cell>
          <table:table-cell office:value-type="string" office:value="sand">
            <text:p>s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に砂が入ってしまった。">
            <text:p>靴に砂が入ってしまった。</text:p>
          </table:table-cell>
          <table:table-cell office:value-type="string" office:value="くつ に すな が はいって しまった。">
            <text:p>くつ に すな が はいって しまった。</text:p>
          </table:table-cell>
          <table:table-cell office:value-type="string" office:value="I got sand in my shoes.">
            <text:p>I got sand in my sho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スター">
            <text:p>ポスター</text:p>
          </table:table-cell>
          <table:table-cell office:value-type="string" office:value="ポスター">
            <text:p>ポスター</text:p>
          </table:table-cell>
          <table:table-cell office:value-type="string" office:value="poster">
            <text:p>po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柱にポスターが貼ってあった。">
            <text:p>電柱にポスターが貼ってあった。</text:p>
          </table:table-cell>
          <table:table-cell office:value-type="string" office:value="でんちゅう に ポスター が はって あった。">
            <text:p>でんちゅう に ポスター が はって あった。</text:p>
          </table:table-cell>
          <table:table-cell office:value-type="string" office:value="There was a poster on the telegraph pole.">
            <text:p>There was a poster on the telegrap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衝突">
            <text:p>衝突</text:p>
          </table:table-cell>
          <table:table-cell office:value-type="string" office:value="しょうとつ">
            <text:p>しょうとつ</text:p>
          </table:table-cell>
          <table:table-cell office:value-type="string" office:value="collision, conflict">
            <text:p>collision, conflic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この角で車同士が衝突したのよ。">
            <text:p>そこの角で車同士が衝突したのよ。</text:p>
          </table:table-cell>
          <table:table-cell office:value-type="string" office:value="そこ の かど で くるま どうし が しょうとつ した の よ。">
            <text:p>そこ の かど で くるま どうし が しょうとつ した の よ。</text:p>
          </table:table-cell>
          <table:table-cell office:value-type="string" office:value="The cars collided into each other at the corner there.">
            <text:p>The cars collided into each other at the corner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詰まる">
            <text:p>詰まる</text:p>
          </table:table-cell>
          <table:table-cell office:value-type="string" office:value="つまる">
            <text:p>つまる</text:p>
          </table:table-cell>
          <table:table-cell office:value-type="string" office:value="get clogged, become stuffed">
            <text:p>get clogged, become stuff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崩れる">
            <text:p>崩れる</text:p>
          </table:table-cell>
          <table:table-cell office:value-type="string" office:value="くずれる">
            <text:p>くずれる</text:p>
          </table:table-cell>
          <table:table-cell office:value-type="string" office:value="crumble, collapse">
            <text:p>crumble, collap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雨で崖が崩れたね。">
            <text:p>大雨で崖が崩れたね。</text:p>
          </table:table-cell>
          <table:table-cell office:value-type="string" office:value="おおあめ で がけ が くずれた ね。">
            <text:p>おおあめ で がけ が くずれた ね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身">
            <text:p>全身</text:p>
          </table:table-cell>
          <table:table-cell office:value-type="string" office:value="ぜんしん">
            <text:p>ぜんしん</text:p>
          </table:table-cell>
          <table:table-cell office:value-type="string" office:value="the whole body">
            <text:p>the whole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運動した翌日は全身の筋肉が痛い。">
            <text:p>運動した翌日は全身の筋肉が痛い。</text:p>
          </table:table-cell>
          <table:table-cell office:value-type="string" office:value="うんどう した よくじつ は ぜんしん の きんにく が いたい。">
            <text:p>うんどう した よくじつ は ぜんしん の きんにく が いたい。</text:p>
          </table:table-cell>
          <table:table-cell office:value-type="string" office:value="I have muscular pain all over my body the day after I exercise.">
            <text:p>I have muscular pain all over my body the day after I exerc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